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146c94" officeooo:paragraph-rsid="00146c94"/>
    </style:style>
    <style:style style:name="P3" style:family="paragraph" style:parent-style-name="Standard">
      <style:text-properties style:font-name="Times New Roman" officeooo:paragraph-rsid="00146c94"/>
    </style:style>
    <style:style style:name="P4" style:family="paragraph" style:parent-style-name="Standard" style:master-page-name="Standard">
      <style:paragraph-properties style:page-number="auto"/>
      <style:text-properties style:font-name="Times New Roman"/>
    </style:style>
    <style:style style:name="P5" style:family="paragraph" style:parent-style-name="Standard">
      <style:text-properties style:font-name="Times New Roman" officeooo:rsid="001771d9" officeooo:paragraph-rsid="001771d9"/>
    </style:style>
    <style:style style:name="P6" style:family="paragraph" style:parent-style-name="Standard">
      <style:text-properties style:font-name="Times New Roman" officeooo:rsid="0018c5c8" officeooo:paragraph-rsid="0018c5c8"/>
    </style:style>
    <style:style style:name="P7" style:family="paragraph" style:parent-style-name="Standard">
      <style:text-properties style:font-name="Times New Roman" officeooo:rsid="00191fb8" officeooo:paragraph-rsid="00191fb8"/>
    </style:style>
    <style:style style:name="P8" style:family="paragraph" style:parent-style-name="Standard">
      <style:paragraph-properties fo:break-before="page"/>
      <style:text-properties style:font-name="Times New Roman" officeooo:rsid="00191fb8" officeooo:paragraph-rsid="00191fb8"/>
    </style:style>
    <style:style style:name="T1" style:family="text">
      <style:text-properties style:text-position="super 58%"/>
    </style:style>
    <style:style style:name="T2" style:family="text">
      <style:text-properties officeooo:rsid="00146c94"/>
    </style:style>
    <style:style style:name="T3" style:family="text">
      <style:text-properties officeooo:rsid="00148328"/>
    </style:style>
    <style:style style:name="T4" style:family="text">
      <style:text-properties officeooo:rsid="0016786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</text:p>
      <text:p text:style-name="P1">Calculations:</text:p>
      <text:p text:style-name="P1"/>
      <text:p text:style-name="P2">Euclidean Distance <text:span text:style-name="T4">Formula Used:</text:span> E = SQRT( (X1 – X2)^2 + (Y1 – Y2)^2 )</text:p>
      <text:p text:style-name="P1"><draw:frame draw:style-name="fr1" draw:name="Object1" text:anchor-type="paragraph" svg:x="-0.7874in" svg:y="0.0602in" svg:width="8.5in" svg:height="6.7575in" draw:z-index="0"><draw:object xlink:href="./Object 1" xlink:type="simple" xlink:show="embed" xlink:actuate="onLoad"/><draw:image xlink:href="./ObjectReplacements/Object 1" xlink:type="simple" xlink:show="embed" xlink:actuate="onLoad"/></draw:frame>3 iterations completed total, reached convergence at 2<text:span text:style-name="T1">nd</text:span> iteration.</text:p>
      <text:p text:style-name="P1"/>
      <text:p text:style-name="P3">Cluster Assignments:</text:p>
      <text:p text:style-name="P1">1 : 1</text:p>
      <text:p text:style-name="P1">2 : 3</text:p>
      <text:p text:style-name="P1">3 : 2</text:p>
      <text:p text:style-name="P1">4 : 1</text:p>
      <text:p text:style-name="P1">5 : 2</text:p>
      <text:p text:style-name="P1">6 : 2</text:p>
      <text:p text:style-name="P1"><text:soft-page-break/>7 : 3</text:p>
      <text:p text:style-name="P1">8 : 1</text:p>
      <text:p text:style-name="P1"/>
      <text:p text:style-name="P1">C<text:span text:style-name="T2">entroid</text:span> <text:span text:style-name="T2">A</text:span>: (3.666666667, 9)</text:p>
      <text:p text:style-name="P1">C<text:span text:style-name="T2">entroid</text:span> <text:span text:style-name="T2">B</text:span>: (7, 4.333333333)</text:p>
      <text:p text:style-name="P1">C<text:span text:style-name="T2">entroid</text:span> <text:span text:style-name="T2">C</text:span>: (1.5, 3.5)</text:p>
      <text:p text:style-name="P1"/>
      <text:p text:style-name="P2"><text:span text:style-name="T3">2</text:span>. (All distances <text:span text:style-name="T3">calculated using Euclidean Distance formula from #1)</text:span></text:p>
      <text:p text:style-name="P1"><draw:frame draw:style-name="fr1" draw:name="Object2" text:anchor-type="paragraph" svg:x="-0.0508in" svg:y="0.1189in" svg:width="3.5272in" svg:height="2.48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3.</text:p>
      <text:p text:style-name="P6">Apriori Minimum Support: 0.3</text:p>
      <text:p text:style-name="P6"><draw:frame draw:style-name="fr1" draw:name="Object3" text:anchor-type="paragraph" svg:x="0.0256in" svg:y="0.0043in" svg:width="4.6862in" svg:height="5.333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4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0:22:17</meta:creation-date>
    <dc:language>en-US</dc:language>
    <dc:date>2016-05-04T00:54:46.360000000</dc:date>
    <meta:editing-cycles>13</meta:editing-cycles>
    <meta:editing-duration>PT2H32M38S</meta:editing-duration>
    <meta:generator>LibreOffice/5.0.2.2$Windows_x86 LibreOffice_project/37b43f919e4de5eeaca9b9755ed688758a8251fe</meta:generator>
    <meta:document-statistic meta:table-count="0" meta:image-count="0" meta:object-count="3" meta:page-count="3" meta:paragraph-count="20" meta:word-count="78" meta:character-count="392" meta:non-whitespace-character-count="3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2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8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X</text:p>
          </table:table-cell>
          <table:table-cell table:style-name="ce2" office:value-type="string" calcext:value-type="string">
            <text:p>CY</text:p>
          </table:table-cell>
          <table:table-cell/>
          <table:table-cell table:style-name="ce2" office:value-type="string" calcext:value-type="string">
            <text:p>CX</text:p>
          </table:table-cell>
          <table:table-cell table:style-name="ce2" office:value-type="string" calcext:value-type="string">
            <text:p>CY</text:p>
          </table:table-cell>
          <table:table-cell/>
          <table:table-cell table:style-name="ce2" office:value-type="string" calcext:value-type="string">
            <text:p>CX</text:p>
          </table:table-cell>
          <table:table-cell table:style-name="ce2" office:value-type="string" calcext:value-type="string">
            <text:p>CY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9.5" calcext:value-type="float">
            <text:p>9.5</text:p>
          </table:table-cell>
          <table:table-cell/>
          <table:table-cell table:style-name="ce3" table:formula="of:=AVERAGE([.A2]; [.A5]; [.A9])" office:value-type="float" office:value="3.66666666666667" calcext:value-type="float">
            <text:p>3.6666666667</text:p>
          </table:table-cell>
          <table:table-cell table:style-name="ce3" table:formula="of:=AVERAGE([.B2]; [.B5]; [.B9]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table:formula="of:=SUM([.A$4:.A$7])/4" office:value-type="float" office:value="6.5" calcext:value-type="float">
            <text:p>6.5</text:p>
          </table:table-cell>
          <table:table-cell table:style-name="ce3" table:formula="of:=SUM([.B$4:.B$7])/4" office:value-type="float" office:value="5.25" calcext:value-type="float">
            <text:p>5.25</text:p>
          </table:table-cell>
          <table:table-cell/>
          <table:table-cell table:style-name="ce3" table:formula="of:=AVERAGE([.A4]; [.A6]; [.A7])" office:value-type="float" office:value="7" calcext:value-type="float">
            <text:p>7</text:p>
          </table:table-cell>
          <table:table-cell table:style-name="ce3" table:formula="of:=AVERAGE([.B4]; [.B6]; [.B7])" office:value-type="float" office:value="4.33333333333333" calcext:value-type="float">
            <text:p>4.3333333333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table:formula="of:=SUM([.A$3]; [.A$8])/2" office:value-type="float" office:value="1.5" calcext:value-type="float">
            <text:p>1.5</text:p>
          </table:table-cell>
          <table:table-cell table:style-name="ce4" table:formula="of:=SUM([.B$3]; [.B$8])/2" office:value-type="float" office:value="3.5" calcext:value-type="float">
            <text:p>3.5</text:p>
          </table:table-cell>
          <table:table-cell/>
          <table:table-cell table:style-name="ce4" table:formula="of:=AVERAGE([.A3]; [.A8])" office:value-type="float" office:value="1.5" calcext:value-type="float">
            <text:p>1.5</text:p>
          </table:table-cell>
          <table:table-cell table:style-name="ce4" table:formula="of:=AVERAGE([.B3]; [.B8])" office:value-type="float" office:value="3.5" calcext:value-type="float">
            <text:p>3.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entroid</text:p>
          </table:table-cell>
          <table:table-cell table:number-columns-repeated="2"/>
          <table:table-cell table:style-name="ce2" office:value-type="string" calcext:value-type="string">
            <text:p>Centroid</text:p>
          </table:table-cell>
          <table:table-cell table:number-columns-repeated="2"/>
          <table:table-cell table:style-name="ce2" office:value-type="string" calcext:value-type="string">
            <text:p>Centroid</text:p>
          </table:table-cell>
          <table:table-cell table:number-columns-repeated="2"/>
        </table:table-row>
        <table:table-row table:style-name="ro1">
          <table:table-cell table:style-name="ce3" table:formula="of:=SQRT(SUM([.A12]*[.A12] + [.B12]*[.B12]))" office:value-type="float" office:value="10.1980390271856" calcext:value-type="float">
            <text:p>10.1980390272</text:p>
          </table:table-cell>
          <table:table-cell table:number-columns-repeated="2"/>
          <table:table-cell table:style-name="ce3" table:formula="of:=SQRT([.D12]*[.D12] + [.E12]*[.E12])" office:value-type="float" office:value="9.96242942258564" calcext:value-type="float">
            <text:p>9.9624294226</text:p>
          </table:table-cell>
          <table:table-cell table:number-columns-repeated="2"/>
          <table:table-cell table:style-name="ce3" table:formula="of:=SQRT([.G12]*[.G12] + [.H12]*[.H12])" office:value-type="float" office:value="9.7182531580755" calcext:value-type="float">
            <text:p>9.7182531581</text:p>
          </table:table-cell>
          <table:table-cell table:number-columns-repeated="2"/>
        </table:table-row>
        <table:table-row table:style-name="ro1">
          <table:table-cell table:style-name="ce3" table:formula="of:=SQRT(SUM([.A13]*[.A13] + [.B13]*[.B13]))" office:value-type="float" office:value="9.4339811320566" calcext:value-type="float">
            <text:p>9.4339811321</text:p>
          </table:table-cell>
          <table:table-cell table:number-columns-repeated="2"/>
          <table:table-cell table:style-name="ce3" table:formula="of:=SQRT([.D13]*[.D13] + [.E13]*[.E13])" office:value-type="float" office:value="8.3553874835342" calcext:value-type="float">
            <text:p>8.3553874835</text:p>
          </table:table-cell>
          <table:table-cell table:number-columns-repeated="2"/>
          <table:table-cell table:style-name="ce3" table:formula="of:=SQRT([.G13]*[.G13] + [.H13]*[.H13])" office:value-type="float" office:value="8.23272602348565" calcext:value-type="float">
            <text:p>8.2327260235</text:p>
          </table:table-cell>
          <table:table-cell table:number-columns-repeated="2"/>
        </table:table-row>
        <table:table-row table:style-name="ro1">
          <table:table-cell table:style-name="ce4" table:formula="of:=SQRT(SUM([.A14]*[.A14] + [.B14]*[.B14]))" office:value-type="float" office:value="2.23606797749979" calcext:value-type="float">
            <text:p>2.2360679775</text:p>
          </table:table-cell>
          <table:table-cell table:number-columns-repeated="2"/>
          <table:table-cell table:style-name="ce4" table:formula="of:=SQRT([.D14]*[.D14] + [.E14]*[.E14])" office:value-type="float" office:value="3.80788655293195" calcext:value-type="float">
            <text:p>3.8078865529</text:p>
          </table:table-cell>
          <table:table-cell table:number-columns-repeated="2"/>
          <table:table-cell table:style-name="ce4" table:formula="of:=SQRT([.G14]*[.G14] + [.H14]*[.H14])" office:value-type="float" office:value="3.80788655293195" calcext:value-type="float">
            <text:p>3.807886552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Distance</text:p>
          </table:table-cell>
          <table:table-cell table:style-name="ce9"/>
          <table:table-cell table:style-name="ce11"/>
          <table:table-cell table:style-name="ce5" office:value-type="string" calcext:value-type="string">
            <text:p>Distance</text:p>
          </table:table-cell>
          <table:table-cell table:style-name="ce9"/>
          <table:table-cell table:style-name="ce11"/>
          <table:table-cell table:style-name="ce5" office:value-type="string" calcext:value-type="string">
            <text:p>Distance</text:p>
          </table:table-cell>
          <table:table-cell table:style-name="ce9"/>
          <table:table-cell table:style-name="ce11"/>
        </table:table-row>
        <table:table-row table:style-name="ro1">
          <table:table-cell table:style-name="ce6"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table:style-name="ce12" office:value-type="string" calcext:value-type="string">
            <text:p>Centroid 3</text:p>
          </table:table-cell>
          <table:table-cell table:style-name="ce6"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table:style-name="ce12" office:value-type="string" calcext:value-type="string">
            <text:p>Centroid 3</text:p>
          </table:table-cell>
          <table:table-cell table:style-name="ce6"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table:style-name="ce12" office:value-type="string" calcext:value-type="string">
            <text:p>Centroid 3</text:p>
          </table:table-cell>
        </table:table-row>
        <table:table-row table:style-name="ro1">
          <table:table-cell table:style-name="ce6" table:formula="of:=SQRT(([.$A2]-[.$A$12])^2 + ([.$B2] - [.$B$12])^2)" office:value-type="float" office:value="0" calcext:value-type="float">
            <text:p>0</text:p>
          </table:table-cell>
          <table:table-cell table:formula="of:=SQRT(([.$A2]-[.$A$13])^2 + ([.$B2] - [.$B$13])^2)" office:value-type="float" office:value="3.60555127546399" calcext:value-type="float">
            <text:p>3.6055512755</text:p>
          </table:table-cell>
          <table:table-cell table:style-name="ce12" table:formula="of:=SQRT(([.$A2]-[.$A$14])^2 + ([.$B2] - [.$B$14])^2)" office:value-type="float" office:value="8.06225774829855" calcext:value-type="float">
            <text:p>8.0622577483</text:p>
          </table:table-cell>
          <table:table-cell table:style-name="ce6" table:formula="of:=SQRT(([.$A2]-[.$D$12])^2 + ([.$B2] - [.$E$12])^2)" office:value-type="float" office:value="1.1180339887499" calcext:value-type="float">
            <text:p>1.1180339887</text:p>
          </table:table-cell>
          <table:table-cell table:formula="of:=SQRT(([.$A2]-[.$D$13])^2 + ([.$B2] - [.$E$13])^2)" office:value-type="float" office:value="6.5431261641512" calcext:value-type="float">
            <text:p>6.5431261642</text:p>
          </table:table-cell>
          <table:table-cell table:style-name="ce12" table:formula="of:=SQRT(([.$A2]-[.$D$14])^2 + ([.$B2] - [.$E$14])^2)" office:value-type="float" office:value="6.51920240520265" calcext:value-type="float">
            <text:p>6.5192024052</text:p>
          </table:table-cell>
          <table:table-cell table:style-name="ce6" table:formula="of:=SQRT(([.$A2]-[.$G$12])^2 + ([.$B2] - [.$H$12])^2)" office:value-type="float" office:value="1.9436506316151" calcext:value-type="float">
            <text:p>1.9436506316</text:p>
          </table:table-cell>
          <table:table-cell table:formula="of:=SQRT(([.$A2]-[.$G$13])^2 + ([.$B2] - [.$H$13])^2)" office:value-type="float" office:value="7.55718936583642" calcext:value-type="float">
            <text:p>7.5571893658</text:p>
          </table:table-cell>
          <table:table-cell table:style-name="ce12" table:formula="of:=SQRT(([.$A2]-[.$G$14])^2 + ([.$B2] - [.$H$14])^2)" office:value-type="float" office:value="6.51920240520265" calcext:value-type="float">
            <text:p>6.5192024052</text:p>
          </table:table-cell>
        </table:table-row>
        <table:table-row table:style-name="ro1">
          <table:table-cell table:style-name="ce6" table:formula="of:=SQRT(([.$A3]-[.$A$12])^2 + ([.$B3] - [.$B$12])^2)" office:value-type="float" office:value="5" calcext:value-type="float">
            <text:p>5</text:p>
          </table:table-cell>
          <table:table-cell table:formula="of:=SQRT(([.$A3]-[.$A$13])^2 + ([.$B3] - [.$B$13])^2)" office:value-type="float" office:value="4.24264068711929" calcext:value-type="float">
            <text:p>4.2426406871</text:p>
          </table:table-cell>
          <table:table-cell table:style-name="ce12" table:formula="of:=SQRT(([.$A3]-[.$A$14])^2 + ([.$B3] - [.$B$14])^2)" office:value-type="float" office:value="3.16227766016838" calcext:value-type="float">
            <text:p>3.1622776602</text:p>
          </table:table-cell>
          <table:table-cell table:style-name="ce6" table:formula="of:=SQRT(([.$A3]-[.$D$12])^2 + ([.$B3] - [.$E$12])^2)" office:value-type="float" office:value="4.60977222864644" calcext:value-type="float">
            <text:p>4.6097722286</text:p>
          </table:table-cell>
          <table:table-cell table:formula="of:=SQRT(([.$A3]-[.$D$13])^2 + ([.$B3] - [.$E$13])^2)" office:value-type="float" office:value="4.50693909432999" calcext:value-type="float">
            <text:p>4.5069390943</text:p>
          </table:table-cell>
          <table:table-cell table:style-name="ce12" table:formula="of:=SQRT(([.$A3]-[.$D$14])^2 + ([.$B3] - [.$E$14])^2)" office:value-type="float" office:value="1.58113883008419" calcext:value-type="float">
            <text:p>1.5811388301</text:p>
          </table:table-cell>
          <table:table-cell table:style-name="ce6" table:formula="of:=SQRT(([.$A3]-[.$G$12])^2 + ([.$B3] - [.$H$12])^2)" office:value-type="float" office:value="4.33333333333333" calcext:value-type="float">
            <text:p>4.3333333333</text:p>
          </table:table-cell>
          <table:table-cell table:formula="of:=SQRT(([.$A3]-[.$G$13])^2 + ([.$B3] - [.$H$13])^2)" office:value-type="float" office:value="5.04424865014052" calcext:value-type="float">
            <text:p>5.0442486501</text:p>
          </table:table-cell>
          <table:table-cell table:style-name="ce12" table:formula="of:=SQRT(([.$A3]-[.$G$14])^2 + ([.$B3] - [.$H$14])^2)" office:value-type="float" office:value="1.58113883008419" calcext:value-type="float">
            <text:p>1.5811388301</text:p>
          </table:table-cell>
        </table:table-row>
        <table:table-row table:style-name="ro1">
          <table:table-cell table:style-name="ce6" table:formula="of:=SQRT(([.$A4]-[.$A$12])^2 + ([.$B4] - [.$B$12])^2)" office:value-type="float" office:value="8.48528137423857" calcext:value-type="float">
            <text:p>8.4852813742</text:p>
          </table:table-cell>
          <table:table-cell table:formula="of:=SQRT(([.$A4]-[.$A$13])^2 + ([.$B4] - [.$B$13])^2)" office:value-type="float" office:value="5" calcext:value-type="float">
            <text:p>5</text:p>
          </table:table-cell>
          <table:table-cell table:style-name="ce12" table:formula="of:=SQRT(([.$A4]-[.$A$14])^2 + ([.$B4] - [.$B$14])^2)" office:value-type="float" office:value="7.28010988928052" calcext:value-type="float">
            <text:p>7.2801098893</text:p>
          </table:table-cell>
          <table:table-cell table:style-name="ce6" table:formula="of:=SQRT(([.$A4]-[.$D$12])^2 + ([.$B4] - [.$E$12])^2)" office:value-type="float" office:value="7.43303437365925" calcext:value-type="float">
            <text:p>7.4330343737</text:p>
          </table:table-cell>
          <table:table-cell table:formula="of:=SQRT(([.$A4]-[.$D$13])^2 + ([.$B4] - [.$E$13])^2)" office:value-type="float" office:value="1.95256241897666" calcext:value-type="float">
            <text:p>1.952562419</text:p>
          </table:table-cell>
          <table:table-cell table:style-name="ce12" table:formula="of:=SQRT(([.$A4]-[.$D$14])^2 + ([.$B4] - [.$E$14])^2)" office:value-type="float" office:value="6.51920240520265" calcext:value-type="float">
            <text:p>6.5192024052</text:p>
          </table:table-cell>
          <table:table-cell table:style-name="ce6" table:formula="of:=SQRT(([.$A4]-[.$G$12])^2 + ([.$B4] - [.$H$12])^2)" office:value-type="float" office:value="6.61647774709307" calcext:value-type="float">
            <text:p>6.6164777471</text:p>
          </table:table-cell>
          <table:table-cell table:formula="of:=SQRT(([.$A4]-[.$G$13])^2 + ([.$B4] - [.$H$13])^2)" office:value-type="float" office:value="1.05409255338946" calcext:value-type="float">
            <text:p>1.0540925534</text:p>
          </table:table-cell>
          <table:table-cell table:style-name="ce12" table:formula="of:=SQRT(([.$A4]-[.$G$14])^2 + ([.$B4] - [.$H$14])^2)" office:value-type="float" office:value="6.51920240520265" calcext:value-type="float">
            <text:p>6.5192024052</text:p>
          </table:table-cell>
        </table:table-row>
        <table:table-row table:style-name="ro1">
          <table:table-cell table:style-name="ce6" table:formula="of:=SQRT(([.$A5]-[.$A$12])^2 + ([.$B5] - [.$B$12])^2)" office:value-type="float" office:value="3.60555127546399" calcext:value-type="float">
            <text:p>3.6055512755</text:p>
          </table:table-cell>
          <table:table-cell table:formula="of:=SQRT(([.$A5]-[.$A$13])^2 + ([.$B5] - [.$B$13])^2)" office:value-type="float" office:value="0" calcext:value-type="float">
            <text:p>0</text:p>
          </table:table-cell>
          <table:table-cell table:style-name="ce12" table:formula="of:=SQRT(([.$A5]-[.$A$14])^2 + ([.$B5] - [.$B$14])^2)" office:value-type="float" office:value="7.21110255092798" calcext:value-type="float">
            <text:p>7.2111025509</text:p>
          </table:table-cell>
          <table:table-cell table:style-name="ce6" table:formula="of:=SQRT(([.$A5]-[.$D$12])^2 + ([.$B5] - [.$E$12])^2)" office:value-type="float" office:value="2.5" calcext:value-type="float">
            <text:p>2.5</text:p>
          </table:table-cell>
          <table:table-cell table:formula="of:=SQRT(([.$A5]-[.$D$13])^2 + ([.$B5] - [.$E$13])^2)" office:value-type="float" office:value="3.13249102153542" calcext:value-type="float">
            <text:p>3.1324910215</text:p>
          </table:table-cell>
          <table:table-cell table:style-name="ce12" table:formula="of:=SQRT(([.$A5]-[.$D$14])^2 + ([.$B5] - [.$E$14])^2)" office:value-type="float" office:value="5.70087712549569" calcext:value-type="float">
            <text:p>5.7008771255</text:p>
          </table:table-cell>
          <table:table-cell table:style-name="ce6" table:formula="of:=SQRT(([.$A5]-[.$G$12])^2 + ([.$B5] - [.$H$12])^2)" office:value-type="float" office:value="1.66666666666667" calcext:value-type="float">
            <text:p>1.6666666667</text:p>
          </table:table-cell>
          <table:table-cell table:formula="of:=SQRT(([.$A5]-[.$G$13])^2 + ([.$B5] - [.$H$13])^2)" office:value-type="float" office:value="4.17665469538056" calcext:value-type="float">
            <text:p>4.1766546954</text:p>
          </table:table-cell>
          <table:table-cell table:style-name="ce12" table:formula="of:=SQRT(([.$A5]-[.$G$14])^2 + ([.$B5] - [.$H$14])^2)" office:value-type="float" office:value="5.70087712549569" calcext:value-type="float">
            <text:p>5.7008771255</text:p>
          </table:table-cell>
        </table:table-row>
        <table:table-row table:style-name="ro1">
          <table:table-cell table:style-name="ce6" table:formula="of:=SQRT(([.$A6]-[.$A$12])^2 + ([.$B6] - [.$B$12])^2)" office:value-type="float" office:value="7.07106781186548" calcext:value-type="float">
            <text:p>7.0710678119</text:p>
          </table:table-cell>
          <table:table-cell table:formula="of:=SQRT(([.$A6]-[.$A$13])^2 + ([.$B6] - [.$B$13])^2)" office:value-type="float" office:value="3.60555127546399" calcext:value-type="float">
            <text:p>3.6055512755</text:p>
          </table:table-cell>
          <table:table-cell table:style-name="ce12" table:formula="of:=SQRT(([.$A6]-[.$A$14])^2 + ([.$B6] - [.$B$14])^2)" office:value-type="float" office:value="6.70820393249937" calcext:value-type="float">
            <text:p>6.7082039325</text:p>
          </table:table-cell>
          <table:table-cell table:style-name="ce6" table:formula="of:=SQRT(([.$A6]-[.$D$12])^2 + ([.$B6] - [.$E$12])^2)" office:value-type="float" office:value="6.02079728939615" calcext:value-type="float">
            <text:p>6.0207972894</text:p>
          </table:table-cell>
          <table:table-cell table:formula="of:=SQRT(([.$A6]-[.$D$13])^2 + ([.$B6] - [.$E$13])^2)" office:value-type="float" office:value="0.559016994374947" calcext:value-type="float">
            <text:p>0.5590169944</text:p>
          </table:table-cell>
          <table:table-cell table:style-name="ce12" table:formula="of:=SQRT(([.$A6]-[.$D$14])^2 + ([.$B6] - [.$E$14])^2)" office:value-type="float" office:value="5.70087712549569" calcext:value-type="float">
            <text:p>5.7008771255</text:p>
          </table:table-cell>
          <table:table-cell table:style-name="ce6" table:formula="of:=SQRT(([.$A6]-[.$G$12])^2 + ([.$B6] - [.$H$12])^2)" office:value-type="float" office:value="5.2068331172711" calcext:value-type="float">
            <text:p>5.2068331173</text:p>
          </table:table-cell>
          <table:table-cell table:formula="of:=SQRT(([.$A6]-[.$G$13])^2 + ([.$B6] - [.$H$13])^2)" office:value-type="float" office:value="0.66666666666667" calcext:value-type="float">
            <text:p>0.6666666667</text:p>
          </table:table-cell>
          <table:table-cell table:style-name="ce12" table:formula="of:=SQRT(([.$A6]-[.$G$14])^2 + ([.$B6] - [.$H$14])^2)" office:value-type="float" office:value="5.70087712549569" calcext:value-type="float">
            <text:p>5.7008771255</text:p>
          </table:table-cell>
        </table:table-row>
        <table:table-row table:style-name="ro1">
          <table:table-cell table:style-name="ce6" table:formula="of:=SQRT(([.$A7]-[.$A$12])^2 + ([.$B7] - [.$B$12])^2)" office:value-type="float" office:value="7.21110255092798" calcext:value-type="float">
            <text:p>7.2111025509</text:p>
          </table:table-cell>
          <table:table-cell table:formula="of:=SQRT(([.$A7]-[.$A$13])^2 + ([.$B7] - [.$B$13])^2)" office:value-type="float" office:value="4.12310562561766" calcext:value-type="float">
            <text:p>4.1231056256</text:p>
          </table:table-cell>
          <table:table-cell table:style-name="ce12" table:formula="of:=SQRT(([.$A7]-[.$A$14])^2 + ([.$B7] - [.$B$14])^2)" office:value-type="float" office:value="5.3851648071345" calcext:value-type="float">
            <text:p>5.3851648071</text:p>
          </table:table-cell>
          <table:table-cell table:style-name="ce6" table:formula="of:=SQRT(([.$A7]-[.$D$12])^2 + ([.$B7] - [.$E$12])^2)" office:value-type="float" office:value="6.26498204307083" calcext:value-type="float">
            <text:p>6.2649820431</text:p>
          </table:table-cell>
          <table:table-cell table:formula="of:=SQRT(([.$A7]-[.$D$13])^2 + ([.$B7] - [.$E$13])^2)" office:value-type="float" office:value="1.34629120178363" calcext:value-type="float">
            <text:p>1.3462912018</text:p>
          </table:table-cell>
          <table:table-cell table:style-name="ce12" table:formula="of:=SQRT(([.$A7]-[.$D$14])^2 + ([.$B7] - [.$E$14])^2)" office:value-type="float" office:value="4.52769256906871" calcext:value-type="float">
            <text:p>4.5276925691</text:p>
          </table:table-cell>
          <table:table-cell table:style-name="ce6" table:formula="of:=SQRT(([.$A7]-[.$G$12])^2 + ([.$B7] - [.$H$12])^2)" office:value-type="float" office:value="5.51764845241562" calcext:value-type="float">
            <text:p>5.5176484524</text:p>
          </table:table-cell>
          <table:table-cell table:formula="of:=SQRT(([.$A7]-[.$G$13])^2 + ([.$B7] - [.$H$13])^2)" office:value-type="float" office:value="1.05409255338946" calcext:value-type="float">
            <text:p>1.0540925534</text:p>
          </table:table-cell>
          <table:table-cell table:style-name="ce12" table:formula="of:=SQRT(([.$A7]-[.$G$14])^2 + ([.$B7] - [.$H$14])^2)" office:value-type="float" office:value="4.52769256906871" calcext:value-type="float">
            <text:p>4.5276925691</text:p>
          </table:table-cell>
        </table:table-row>
        <table:table-row table:style-name="ro1">
          <table:table-cell table:style-name="ce6" table:formula="of:=SQRT(([.$A8]-[.$A$12])^2 + ([.$B8] - [.$B$12])^2)" office:value-type="float" office:value="8.06225774829855" calcext:value-type="float">
            <text:p>8.0622577483</text:p>
          </table:table-cell>
          <table:table-cell table:formula="of:=SQRT(([.$A8]-[.$A$13])^2 + ([.$B8] - [.$B$13])^2)" office:value-type="float" office:value="7.21110255092798" calcext:value-type="float">
            <text:p>7.2111025509</text:p>
          </table:table-cell>
          <table:table-cell table:style-name="ce12" table:formula="of:=SQRT(([.$A8]-[.$A$14])^2 + ([.$B8] - [.$B$14])^2)" office:value-type="float" office:value="0" calcext:value-type="float">
            <text:p>0</text:p>
          </table:table-cell>
          <table:table-cell table:style-name="ce6" table:formula="of:=SQRT(([.$A8]-[.$D$12])^2 + ([.$B8] - [.$E$12])^2)" office:value-type="float" office:value="7.76208734813001" calcext:value-type="float">
            <text:p>7.7620873481</text:p>
          </table:table-cell>
          <table:table-cell table:formula="of:=SQRT(([.$A8]-[.$D$13])^2 + ([.$B8] - [.$E$13])^2)" office:value-type="float" office:value="6.38846616959032" calcext:value-type="float">
            <text:p>6.3884661696</text:p>
          </table:table-cell>
          <table:table-cell table:style-name="ce12" table:formula="of:=SQRT(([.$A8]-[.$D$14])^2 + ([.$B8] - [.$E$14])^2)" office:value-type="float" office:value="1.58113883008419" calcext:value-type="float">
            <text:p>1.5811388301</text:p>
          </table:table-cell>
          <table:table-cell table:style-name="ce6" table:formula="of:=SQRT(([.$A8]-[.$G$12])^2 + ([.$B8] - [.$H$12])^2)" office:value-type="float" office:value="7.49073501808141" calcext:value-type="float">
            <text:p>7.4907350181</text:p>
          </table:table-cell>
          <table:table-cell table:formula="of:=SQRT(([.$A8]-[.$G$13])^2 + ([.$B8] - [.$H$13])^2)" office:value-type="float" office:value="6.43773597194265" calcext:value-type="float">
            <text:p>6.4377359719</text:p>
          </table:table-cell>
          <table:table-cell table:style-name="ce12" table:formula="of:=SQRT(([.$A8]-[.$G$14])^2 + ([.$B8] - [.$H$14])^2)" office:value-type="float" office:value="1.58113883008419" calcext:value-type="float">
            <text:p>1.5811388301</text:p>
          </table:table-cell>
        </table:table-row>
        <table:table-row table:style-name="ro1">
          <table:table-cell table:style-name="ce7" table:formula="of:=ABS([.$C9] - [.A$17])" office:value-type="float" office:value="10.1980390271856" calcext:value-type="float">
            <text:p>10.1980390272</text:p>
          </table:table-cell>
          <table:table-cell table:style-name="ce10" table:formula="of:=SQRT(([.$A9]-[.$A$13])^2 + ([.$B9] - [.$B$13])^2)" office:value-type="float" office:value="1.4142135623731" calcext:value-type="float">
            <text:p>1.4142135624</text:p>
          </table:table-cell>
          <table:table-cell table:style-name="ce13" table:formula="of:=SQRT(([.$A9]-[.$A$14])^2 + ([.$B9] - [.$B$14])^2)" office:value-type="float" office:value="7.61577310586391" calcext:value-type="float">
            <text:p>7.6157731059</text:p>
          </table:table-cell>
          <table:table-cell table:style-name="ce7" table:formula="of:=SQRT(([.$A9]-[.$D$12])^2 + ([.$B9] - [.$E$12])^2)" office:value-type="float" office:value="1.1180339887499" calcext:value-type="float">
            <text:p>1.1180339887</text:p>
          </table:table-cell>
          <table:table-cell table:style-name="ce10" table:formula="of:=SQRT(([.$A9]-[.$D$13])^2 + ([.$B9] - [.$E$13])^2)" office:value-type="float" office:value="4.50693909432999" calcext:value-type="float">
            <text:p>4.5069390943</text:p>
          </table:table-cell>
          <table:table-cell table:style-name="ce13" table:formula="of:=SQRT(([.$A9]-[.$D$14])^2 + ([.$B9] - [.$E$14])^2)" office:value-type="float" office:value="6.04152298679729" calcext:value-type="float">
            <text:p>6.0415229868</text:p>
          </table:table-cell>
          <table:table-cell table:style-name="ce7" table:formula="of:=SQRT(([.$A9]-[.$G$12])^2 + ([.$B9] - [.$H$12])^2)" office:value-type="float" office:value="0.333333333333333" calcext:value-type="float">
            <text:p>0.3333333333</text:p>
          </table:table-cell>
          <table:table-cell table:style-name="ce10" table:formula="of:=SQRT(([.$A9]-[.$G$13])^2 + ([.$B9] - [.$H$13])^2)" office:value-type="float" office:value="5.54777232569775" calcext:value-type="float">
            <text:p>5.5477723257</text:p>
          </table:table-cell>
          <table:table-cell table:style-name="ce13" table:formula="of:=SQRT(([.$A9]-[.$G$14])^2 + ([.$B9] - [.$H$14])^2)" office:value-type="float" office:value="6.04152298679729" calcext:value-type="float">
            <text:p>6.0415229868</text:p>
          </table:table-cell>
        </table:table-row>
        <table:table-row table:style-name="ro1">
          <table:table-cell table:style-name="ce8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Minimum Distance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2:42:01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9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ingle Link:</text:p>
          </table:table-cell>
          <table:table-cell office:value-type="string" calcext:value-type="string">
            <text:p>A &amp; B min: 3.61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A, B</text:p>
          </table:table-cell>
          <table:table-cell office:value-type="string" calcext:value-type="string">
            <text:p>A, B, 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omplete Link:</text:p>
          </table:table-cell>
          <table:table-cell office:value-type="string" calcext:value-type="string">
            <text:p>B &amp; C max: 7.28</text:p>
          </table:table-cell>
          <table:table-cell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, B, 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B, C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entroid Distance:</text:p>
          </table:table-cell>
          <table:table-cell office:value-type="string" calcext:value-type="string">
            <text:p>B, C Euc: 5.56</text:p>
          </table:table-cell>
          <table:table-cell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, B, 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B, C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2:43:00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81pt"/>
    </style:style>
    <style:style style:name="co3" style:family="table-column">
      <style:table-column-properties fo:break-before="auto" style:column-width="7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text-position=""/>
    </style:style>
    <style:style style:name="ce6" style:family="table-cell" style:parent-style-name="Default">
      <style:table-cell-properties fo:border="none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column table:style-name="co2" table:default-cell-style-name="ce8"/>
        <table:table-column table:style-name="co3" table:default-cell-style-name="ce9"/>
        <table:table-column table:style-name="co2" table:default-cell-style-name="ce11"/>
        <table:table-row table:style-name="ro1">
          <table:table-cell table:number-columns-repeated="17"/>
          <table:table-cell table:style-name="ce7" office:value-type="string" calcext:value-type="string" table:number-columns-spanned="3" table:number-rows-spanned="1">
            <text:p>Iteration 1</text:p>
          </table:table-cell>
          <table:covered-table-cell table:number-columns-repeated="2" table:style-name="Default"/>
        </table:table-row>
        <table:table-row table:style-name="ro1">
          <table:table-cell table:number-columns-repeated="17"/>
          <table:table-cell office:value-type="string" calcext:value-type="string">
            <text:p>Tuple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ppl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(None)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style-name="ce12"/>
        </table:table-row>
        <table:table-row table:style-name="ro1">
          <table:table-cell table:number-columns-repeated="17"/>
          <table:table-cell office:value-type="string" calcext:value-type="string">
            <text:p>Kiwi</text:p>
          </table:table-cell>
          <table:table-cell office:value-type="float" office:value="0.8" calcext:value-type="float">
            <text:p>0.8</text:p>
          </table:table-cell>
          <table:table-cell table:style-name="ce12"/>
        </table:table-row>
        <table:table-row table:style-name="ro1">
          <table:table-cell table:number-columns-repeated="17"/>
          <table:table-cell office:value-type="string" calcext:value-type="string">
            <text:p>Milk</text:p>
          </table:table-cell>
          <table:table-cell office:value-type="float" office:value="0.6" calcext:value-type="float">
            <text:p>0.6</text:p>
          </table:table-cell>
          <table:table-cell table:style-name="ce12"/>
        </table:table-row>
        <table:table-row table:style-name="ro1">
          <table:table-cell table:number-columns-repeated="17"/>
          <table:table-cell office:value-type="string" calcext:value-type="string">
            <text:p>Egg</text:p>
          </table:table-cell>
          <table:table-cell office:value-type="float" office:value="0.4" calcext:value-type="float">
            <text:p>0.4</text:p>
          </table:table-cell>
          <table:table-cell table:style-name="ce12"/>
        </table:table-row>
        <table:table-row table:style-name="ro1">
          <table:table-cell table:number-columns-repeated="17"/>
          <table:table-cell table:style-name="Default"/>
          <table:table-cell table:style-name="ce7"/>
          <table:table-cell table:style-name="Default"/>
        </table:table-row>
        <table:table-row table:style-name="ro1">
          <table:table-cell table:number-columns-repeated="17"/>
          <table:table-cell table:style-name="ce7" office:value-type="string" calcext:value-type="string" table:number-columns-spanned="3" table:number-rows-spanned="1">
            <text:p>Iteration 2</text:p>
          </table:table-cell>
          <table:covered-table-cell table:style-name="ce7"/>
          <table:covered-table-cell table:style-name="Default"/>
        </table:table-row>
        <table:table-row table:style-name="ro1">
          <table:table-cell table:number-columns-repeated="17"/>
          <table:table-cell office:value-type="string" calcext:value-type="string">
            <text:p>Tuple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{Apple, Banana}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pple, Egg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{Apple, Kiwi}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Kiwi, Egg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{Apple, Milk}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k, Egg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{Apple, Egg}</text:p>
          </table:table-cell>
          <table:table-cell table:style-name="ce10" office:value-type="float" office:value="0.2" calcext:value-type="float">
            <text:p>0.2</text:p>
          </table:table-cell>
          <table:table-cell table:style-name="ce12"/>
        </table:table-row>
        <table:table-row table:style-name="ro1">
          <table:table-cell table:number-columns-repeated="17"/>
          <table:table-cell office:value-type="string" calcext:value-type="string">
            <text:p>{Banana, Kiwi}</text:p>
          </table:table-cell>
          <table:table-cell office:value-type="float" office:value="0.8" calcext:value-type="float">
            <text:p>0.8</text:p>
          </table:table-cell>
          <table:table-cell table:style-name="ce12"/>
        </table:table-row>
        <table:table-row table:style-name="ro1">
          <table:table-cell table:number-columns-repeated="17"/>
          <table:table-cell office:value-type="string" calcext:value-type="string">
            <text:p>{Banana, Milk}</text:p>
          </table:table-cell>
          <table:table-cell office:value-type="float" office:value="0.6" calcext:value-type="float">
            <text:p>0.6</text:p>
          </table:table-cell>
          <table:table-cell table:style-name="ce12"/>
        </table:table-row>
        <table:table-row table:style-name="ro1">
          <table:table-cell table:number-columns-repeated="17"/>
          <table:table-cell office:value-type="string" calcext:value-type="string">
            <text:p>{Banana, Egg}</text:p>
          </table:table-cell>
          <table:table-cell office:value-type="float" office:value="0.4" calcext:value-type="float">
            <text:p>0.4</text:p>
          </table:table-cell>
          <table:table-cell table:style-name="ce12"/>
        </table:table-row>
        <table:table-row table:style-name="ro1">
          <table:table-cell table:number-columns-repeated="17"/>
          <table:table-cell office:value-type="string" calcext:value-type="string">
            <text:p>{Kiwi, Milk}</text:p>
          </table:table-cell>
          <table:table-cell office:value-type="float" office:value="0.4" calcext:value-type="float">
            <text:p>0.4</text:p>
          </table:table-cell>
          <table:table-cell table:style-name="ce12"/>
        </table:table-row>
        <table:table-row table:style-name="ro1">
          <table:table-cell table:number-columns-repeated="17"/>
          <table:table-cell office:value-type="string" calcext:value-type="string">
            <text:p>{Kiwi, Egg}</text:p>
          </table:table-cell>
          <table:table-cell table:style-name="ce10" office:value-type="float" office:value="0.2" calcext:value-type="float">
            <text:p>0.2</text:p>
          </table:table-cell>
          <table:table-cell table:style-name="ce12"/>
        </table:table-row>
        <table:table-row table:style-name="ro1">
          <table:table-cell table:number-columns-repeated="17"/>
          <table:table-cell office:value-type="string" calcext:value-type="string">
            <text:p>{Milk, Egg}</text:p>
          </table:table-cell>
          <table:table-cell table:style-name="ce10" office:value-type="float" office:value="0.2" calcext:value-type="float">
            <text:p>0.2</text:p>
          </table:table-cell>
          <table:table-cell table:style-name="ce12"/>
        </table:table-row>
        <table:table-row table:style-name="ro1">
          <table:table-cell table:number-columns-repeated="17"/>
          <table:table-cell table:style-name="Default"/>
          <table:table-cell table:style-name="ce7"/>
          <table:table-cell table:style-name="Default"/>
        </table:table-row>
        <table:table-row table:style-name="ro1">
          <table:table-cell table:number-columns-repeated="17"/>
          <table:table-cell table:style-name="ce7" office:value-type="string" calcext:value-type="string" table:number-columns-spanned="3" table:number-rows-spanned="1">
            <text:p>Iteration 3</text:p>
          </table:table-cell>
          <table:covered-table-cell table:style-name="ce7"/>
          <table:covered-table-cell table:style-name="Default"/>
        </table:table-row>
        <table:table-row table:style-name="ro1">
          <table:table-cell table:number-columns-repeated="17"/>
          <table:table-cell office:value-type="string" calcext:value-type="string">
            <text:p>Tuple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{Apple, Banana, Kiwi}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(None)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{Apple, Banana, Milk}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{Banana, Kiwi, Milk}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17"/>
          <table:table-cell table:style-name="Default"/>
          <table:table-cell table:style-name="ce7"/>
          <table:table-cell table:style-name="Default"/>
        </table:table-row>
        <table:table-row table:style-name="ro1">
          <table:table-cell table:number-columns-repeated="17"/>
          <table:table-cell table:style-name="ce7" office:value-type="string" calcext:value-type="string" table:number-columns-spanned="3" table:number-rows-spanned="1">
            <text:p>Iteration 4:</text:p>
          </table:table-cell>
          <table:covered-table-cell table:style-name="ce7"/>
          <table:covered-table-cell table:style-name="Default"/>
        </table:table-row>
        <table:table-row table:style-name="ro1">
          <table:table-cell table:number-columns-repeated="17"/>
          <table:table-cell office:value-type="string" calcext:value-type="string">
            <text:p>Tuple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{Apple, Banana, Kiwi, Milk}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{Apple, Banana, Kiwi, Milk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0:27:45.6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